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weight="bold" officeooo:rsid="0006cbd9" officeooo:paragraph-rsid="0006cbd9" style:font-weight-asian="bold" style:font-weight-complex="bold"/>
    </style:style>
    <style:style style:name="P2" style:family="paragraph" style:parent-style-name="Standard">
      <style:text-properties style:font-name="Arial" fo:font-weight="normal" officeooo:rsid="0009c7f7" officeooo:paragraph-rsid="0009c7f7" style:font-weight-asian="normal" style:font-weight-complex="normal"/>
    </style:style>
    <style:style style:name="P3" style:family="paragraph" style:parent-style-name="Standard">
      <style:text-properties style:font-name="Arial" fo:font-weight="bold" officeooo:rsid="0006cbd9" officeooo:paragraph-rsid="0009c7f7" style:font-weight-asian="bold" style:font-weight-complex="bold"/>
    </style:style>
    <style:style style:name="T1" style:family="text">
      <style:text-properties officeooo:rsid="0009c7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motivated you to apply for this position?</text:p>
      <text:p text:style-name="P1"/>
      <text:p text:style-name="P2">I am motivated to apply for this position as I am interested in the aerospace industry, space travel, and the application of software in these subjects. Since starting university and discovering the multitude of potential opportunities which software has to offer, I have been pursuing a role in aerospace as I consider the future of humanity to lie in space travel so to play a part in that would mean a great deal to me. As a leader in the aerospace industry, I believe Airbus could make use of my current knowledge and provide the perfect environment for it to expand and further help the company. I regularly keep up to date with news from new space missions and technology and always find it interesting to see where the industry is heading so to be at the front of that drive is where I would like my career to be.</text:p>
      <text:p text:style-name="P2"/>
      <text:p text:style-name="P3">What motivated you to apply for this position? <text:span text:style-name="T1">(Embedded)</text:span></text:p>
      <text:p text:style-name="P3"/>
      <text:p text:style-name="P2">I am motivated to apply for this position as I am interested in the aerospace industry, embedded systems, and the application of software in these subjects. Since starting university and discovering the multitude of potential opportunities which software has to offer, I have been pursuing a role in aerospace as I consider the future of humanity to lie in space travel so to play a part in this advancement in any way would mean a great deal to me. As a leader in the aerospace industry, I believe Airbus could make use of my current knowledge and provide the perfect environment for it to expand and further help the company. I regularly keep up to date with news from new space missions and technology and always find it interesting to see where the industry is heading so to be at the front of that drive is where I would like my career to 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4:23:34.262893141</meta:creation-date>
    <meta:generator>LibreOffice/5.2.2.2$Linux_X86_64 LibreOffice_project/20m0$Build-2</meta:generator>
    <dc:date>2016-11-20T16:59:24.389783193</dc:date>
    <meta:editing-duration>PT25M40S</meta:editing-duration>
    <meta:editing-cycles>2</meta:editing-cycles>
    <meta:document-statistic meta:table-count="0" meta:image-count="0" meta:object-count="0" meta:page-count="1" meta:paragraph-count="4" meta:word-count="321" meta:character-count="1770" meta:non-whitespace-character-count="1453"/>
  </office:meta>
</office:document-meta>
</file>